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Arial, Helvetica, 'Arial Unicode MS'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4pt" fo:font-weight="bold" officeooo:rsid="007851ab" officeooo:paragraph-rsid="007851ab" style:font-size-asian="24pt" style:font-weight-asian="bold" style:font-size-complex="24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officeooo:paragraph-rsid="002cfd70"/>
    </style:style>
    <style:style style:name="P3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officeooo:rsid="0014736d" officeooo:paragraph-rsid="0014736d"/>
    </style:style>
    <style:style style:name="P4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officeooo:rsid="0014736d" officeooo:paragraph-rsid="0017009d"/>
    </style:style>
    <style:style style:name="P5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officeooo:rsid="001d26f2" officeooo:paragraph-rsid="001d26f2"/>
    </style:style>
    <style:style style:name="P6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officeooo:rsid="0038cf2a" officeooo:paragraph-rsid="0038cf2a"/>
    </style:style>
    <style:style style:name="P7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officeooo:rsid="0038cf2a" officeooo:paragraph-rsid="004791ae"/>
    </style:style>
    <style:style style:name="P8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officeooo:rsid="003aa6f6" officeooo:paragraph-rsid="003aa6f6"/>
    </style:style>
    <style:style style:name="P9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officeooo:rsid="00490a8d" officeooo:paragraph-rsid="00490a8d"/>
    </style:style>
    <style:style style:name="P10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fo:font-weight="bold" officeooo:rsid="0014736d" officeooo:paragraph-rsid="0017009d" style:font-weight-asian="bold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officeooo:rsid="0011b2d1" officeooo:paragraph-rsid="0011b2d1"/>
    </style:style>
    <style:style style:name="P12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officeooo:rsid="00148598" officeooo:paragraph-rsid="00148598"/>
    </style:style>
    <style:style style:name="P13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style:font-name="Times New Roman" officeooo:rsid="001c3539" officeooo:paragraph-rsid="001c3539"/>
    </style:style>
    <style:style style:name="P14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fo:color="#ff4000" loext:opacity="100%" style:font-name="Times New Roman" fo:font-weight="bold" officeooo:rsid="0038cf2a" officeooo:paragraph-rsid="0038cf2a" style:font-weight-asian="bold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fo:color="#ff0000" loext:opacity="100%" style:font-name="Times New Roman" officeooo:rsid="0038cf2a" officeooo:paragraph-rsid="0038cf2a"/>
    </style:style>
    <style:style style:name="P16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fo:color="#ff0000" loext:opacity="100%" style:font-name="Times New Roman" fo:font-weight="bold" officeooo:rsid="0038cf2a" officeooo:paragraph-rsid="0038cf2a" style:font-weight-asian="bold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padding="0.199cm" fo:border="none">
        <style:tab-stops>
          <style:tab-stop style:position="0.706cm"/>
        </style:tab-stops>
      </style:paragraph-properties>
      <style:text-properties fo:color="#ff0000" loext:opacity="100%" style:font-name="Times New Roman" officeooo:rsid="003aa6f6" officeooo:paragraph-rsid="003aa6f6"/>
    </style:style>
    <style:style style:name="T1" style:family="text">
      <style:text-properties officeooo:rsid="0012bff0"/>
    </style:style>
    <style:style style:name="T2" style:family="text">
      <style:text-properties officeooo:rsid="0015325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3cb5" style:font-weight-asian="bold" style:font-weight-complex="bold"/>
    </style:style>
    <style:style style:name="T5" style:family="text">
      <style:text-properties fo:font-weight="bold" officeooo:rsid="00153250" style:font-weight-asian="bold" style:font-weight-complex="bold"/>
    </style:style>
    <style:style style:name="T6" style:family="text">
      <style:text-properties fo:font-weight="bold" officeooo:rsid="002293c8" style:font-weight-asian="bold" style:font-weight-complex="bold"/>
    </style:style>
    <style:style style:name="T7" style:family="text">
      <style:text-properties fo:font-weight="bold" officeooo:rsid="0017009d" style:font-weight-asian="bold" style:font-weight-complex="bold"/>
    </style:style>
    <style:style style:name="T8" style:family="text">
      <style:text-properties fo:font-weight="bold" officeooo:rsid="00186f3e" style:font-weight-asian="bold" style:font-weight-complex="bold"/>
    </style:style>
    <style:style style:name="T9" style:family="text">
      <style:text-properties fo:font-weight="bold" officeooo:rsid="0018c365" style:font-weight-asian="bold" style:font-weight-complex="bold"/>
    </style:style>
    <style:style style:name="T10" style:family="text">
      <style:text-properties fo:font-weight="bold" officeooo:rsid="00203b4a" style:font-weight-asian="bold" style:font-weight-complex="bold"/>
    </style:style>
    <style:style style:name="T11" style:family="text">
      <style:text-properties fo:font-weight="bold" officeooo:rsid="002b05b0" style:font-weight-asian="bold" style:font-weight-complex="bold"/>
    </style:style>
    <style:style style:name="T12" style:family="text">
      <style:text-properties fo:font-weight="bold" officeooo:rsid="002e1e0b" style:font-weight-asian="bold" style:font-weight-complex="bold"/>
    </style:style>
    <style:style style:name="T13" style:family="text">
      <style:text-properties fo:font-weight="bold" officeooo:rsid="004a041d" style:font-weight-asian="bold" style:font-weight-complex="bold"/>
    </style:style>
    <style:style style:name="T14" style:family="text">
      <style:text-properties fo:font-weight="bold" officeooo:rsid="0033534a" style:font-weight-asian="bold" style:font-weight-complex="bold"/>
    </style:style>
    <style:style style:name="T15" style:family="text">
      <style:text-properties fo:font-weight="bold" officeooo:rsid="0034de39" style:font-weight-asian="bold" style:font-weight-complex="bold"/>
    </style:style>
    <style:style style:name="T16" style:family="text">
      <style:text-properties fo:font-weight="bold" officeooo:rsid="0035d83d" style:font-weight-asian="bold" style:font-weight-complex="bold"/>
    </style:style>
    <style:style style:name="T17" style:family="text">
      <style:text-properties fo:font-weight="bold" officeooo:rsid="00615c4c" style:font-weight-asian="bold" style:font-weight-complex="bold"/>
    </style:style>
    <style:style style:name="T18" style:family="text">
      <style:text-properties fo:font-weight="bold" officeooo:rsid="0036adf6" style:font-weight-asian="bold" style:font-weight-complex="bold"/>
    </style:style>
    <style:style style:name="T19" style:family="text">
      <style:text-properties fo:font-weight="bold" officeooo:rsid="0038cf2a" style:font-weight-asian="bold" style:font-weight-complex="bold"/>
    </style:style>
    <style:style style:name="T20" style:family="text">
      <style:text-properties fo:font-weight="bold" officeooo:rsid="00490a8d" style:font-weight-asian="bold" style:font-weight-complex="bold"/>
    </style:style>
    <style:style style:name="T21" style:family="text">
      <style:text-properties fo:font-weight="bold" officeooo:rsid="003aa6f6" style:font-weight-asian="bold" style:font-weight-complex="bold"/>
    </style:style>
    <style:style style:name="T22" style:family="text">
      <style:text-properties fo:font-weight="bold" officeooo:rsid="004791ae" style:font-weight-asian="bold" style:font-weight-complex="bold"/>
    </style:style>
    <style:style style:name="T23" style:family="text">
      <style:text-properties fo:font-weight="bold" officeooo:rsid="003c907e" style:font-weight-asian="bold" style:font-weight-complex="bold"/>
    </style:style>
    <style:style style:name="T24" style:family="text">
      <style:text-properties fo:font-weight="bold" officeooo:rsid="003d72cb" style:font-weight-asian="bold" style:font-weight-complex="bold"/>
    </style:style>
    <style:style style:name="T25" style:family="text">
      <style:text-properties fo:font-weight="bold" officeooo:rsid="003d9894" style:font-weight-asian="bold" style:font-weight-complex="bold"/>
    </style:style>
    <style:style style:name="T26" style:family="text">
      <style:text-properties fo:font-weight="bold" officeooo:rsid="0044d114" style:font-weight-asian="bold" style:font-weight-complex="bold"/>
    </style:style>
    <style:style style:name="T27" style:family="text">
      <style:text-properties fo:font-weight="bold" officeooo:rsid="003eae96" style:font-weight-asian="bold" style:font-weight-complex="bold"/>
    </style:style>
    <style:style style:name="T28" style:family="text">
      <style:text-properties fo:font-weight="bold" officeooo:rsid="0073d347" style:font-weight-asian="bold" style:font-weight-complex="bold"/>
    </style:style>
    <style:style style:name="T29" style:family="text">
      <style:text-properties fo:font-weight="bold" officeooo:rsid="00405c4f" style:font-weight-asian="bold" style:font-weight-complex="bold"/>
    </style:style>
    <style:style style:name="T30" style:family="text">
      <style:text-properties fo:font-weight="bold" officeooo:rsid="0041fb39" style:font-weight-asian="bold" style:font-weight-complex="bold"/>
    </style:style>
    <style:style style:name="T31" style:family="text">
      <style:text-properties fo:font-weight="bold" officeooo:rsid="004ad1b9" style:font-weight-asian="bold" style:font-weight-complex="bold"/>
    </style:style>
    <style:style style:name="T32" style:family="text">
      <style:text-properties fo:font-weight="bold" officeooo:rsid="004c2414" style:font-weight-asian="bold" style:font-weight-complex="bold"/>
    </style:style>
    <style:style style:name="T33" style:family="text">
      <style:text-properties officeooo:rsid="00153cb5"/>
    </style:style>
    <style:style style:name="T34" style:family="text">
      <style:text-properties officeooo:rsid="0017009d"/>
    </style:style>
    <style:style style:name="T35" style:family="text">
      <style:text-properties officeooo:rsid="00186f3e"/>
    </style:style>
    <style:style style:name="T36" style:family="text">
      <style:text-properties officeooo:rsid="0018c365"/>
    </style:style>
    <style:style style:name="T37" style:family="text">
      <style:text-properties officeooo:rsid="00198cc3"/>
    </style:style>
    <style:style style:name="T38" style:family="text">
      <style:text-properties officeooo:rsid="00203b4a"/>
    </style:style>
    <style:style style:name="T39" style:family="text">
      <style:text-properties fo:font-weight="normal" officeooo:rsid="002b05b0" style:font-weight-asian="normal" style:font-weight-complex="normal"/>
    </style:style>
    <style:style style:name="T40" style:family="text">
      <style:text-properties style:font-name="Times New Roman" officeooo:rsid="0014736d"/>
    </style:style>
    <style:style style:name="T41" style:family="text">
      <style:text-properties style:font-name="Times New Roman" officeooo:rsid="00148598"/>
    </style:style>
    <style:style style:name="T42" style:family="text">
      <style:text-properties style:font-name="Times New Roman" fo:font-weight="bold" officeooo:rsid="00148598" style:font-weight-asian="bold" style:font-weight-complex="bold"/>
    </style:style>
    <style:style style:name="T43" style:family="text">
      <style:text-properties style:font-name="Times New Roman" officeooo:rsid="002cfd70"/>
    </style:style>
    <style:style style:name="T44" style:family="text">
      <style:text-properties officeooo:rsid="002dd4d4"/>
    </style:style>
    <style:style style:name="T45" style:family="text">
      <style:text-properties officeooo:rsid="002e1e0b"/>
    </style:style>
    <style:style style:name="T46" style:family="text">
      <style:text-properties officeooo:rsid="002ff170"/>
    </style:style>
    <style:style style:name="T47" style:family="text">
      <style:text-properties officeooo:rsid="003171a7"/>
    </style:style>
    <style:style style:name="T48" style:family="text">
      <style:text-properties officeooo:rsid="0033534a"/>
    </style:style>
    <style:style style:name="T49" style:family="text">
      <style:text-properties officeooo:rsid="0034de39"/>
    </style:style>
    <style:style style:name="T50" style:family="text">
      <style:text-properties officeooo:rsid="0034f49f"/>
    </style:style>
    <style:style style:name="T51" style:family="text">
      <style:text-properties officeooo:rsid="0035d83d"/>
    </style:style>
    <style:style style:name="T52" style:family="text">
      <style:text-properties officeooo:rsid="0036adf6"/>
    </style:style>
    <style:style style:name="T53" style:family="text">
      <style:text-properties officeooo:rsid="00374d00"/>
    </style:style>
    <style:style style:name="T54" style:family="text">
      <style:text-properties officeooo:rsid="0038cf2a"/>
    </style:style>
    <style:style style:name="T55" style:family="text">
      <style:text-properties officeooo:rsid="003aa6f6"/>
    </style:style>
    <style:style style:name="T56" style:family="text">
      <style:text-properties officeooo:rsid="003c907e"/>
    </style:style>
    <style:style style:name="T57" style:family="text">
      <style:text-properties officeooo:rsid="003d72cb"/>
    </style:style>
    <style:style style:name="T58" style:family="text">
      <style:text-properties officeooo:rsid="003d9894"/>
    </style:style>
    <style:style style:name="T59" style:family="text">
      <style:text-properties officeooo:rsid="003eae96"/>
    </style:style>
    <style:style style:name="T60" style:family="text">
      <style:text-properties officeooo:rsid="00405c4f"/>
    </style:style>
    <style:style style:name="T61" style:family="text">
      <style:text-properties officeooo:rsid="0041fb39"/>
    </style:style>
    <style:style style:name="T62" style:family="text">
      <style:text-properties officeooo:rsid="00431833"/>
    </style:style>
    <style:style style:name="T63" style:family="text">
      <style:text-properties officeooo:rsid="0044b460"/>
    </style:style>
    <style:style style:name="T64" style:family="text">
      <style:text-properties officeooo:rsid="0044d114"/>
    </style:style>
    <style:style style:name="T65" style:family="text">
      <style:text-properties officeooo:rsid="00454938"/>
    </style:style>
    <style:style style:name="T66" style:family="text">
      <style:text-properties officeooo:rsid="00470246"/>
    </style:style>
    <style:style style:name="T67" style:family="text">
      <style:text-properties officeooo:rsid="004791ae"/>
    </style:style>
    <style:style style:name="T68" style:family="text">
      <style:text-properties officeooo:rsid="00490a8d"/>
    </style:style>
    <style:style style:name="T69" style:family="text">
      <style:text-properties officeooo:rsid="004a041d"/>
    </style:style>
    <style:style style:name="T70" style:family="text">
      <style:text-properties officeooo:rsid="004ad1b9"/>
    </style:style>
    <style:style style:name="T71" style:family="text">
      <style:text-properties officeooo:rsid="004c2414"/>
    </style:style>
    <style:style style:name="T72" style:family="text">
      <style:text-properties officeooo:rsid="004efabb"/>
    </style:style>
    <style:style style:name="T73" style:family="text">
      <style:text-properties officeooo:rsid="0050e436"/>
    </style:style>
    <style:style style:name="T74" style:family="text">
      <style:text-properties fo:color="#168253" loext:opacity="100%" officeooo:rsid="0034de39"/>
    </style:style>
    <style:style style:name="T75" style:family="text">
      <style:text-properties officeooo:rsid="006005a9"/>
    </style:style>
    <style:style style:name="T76" style:family="text">
      <style:text-properties officeooo:rsid="00642fbb"/>
    </style:style>
    <style:style style:name="T77" style:family="text">
      <style:text-properties fo:color="#ff4000" loext:opacity="100%" fo:font-weight="bold" officeooo:rsid="0038cf2a" style:font-weight-asian="bold" style:font-weight-complex="bold"/>
    </style:style>
    <style:style style:name="T78" style:family="text">
      <style:text-properties fo:color="#800080" loext:opacity="100%"/>
    </style:style>
    <style:style style:name="T79" style:family="text">
      <style:text-properties fo:color="#800080" loext:opacity="100%" officeooo:rsid="00490a8d"/>
    </style:style>
    <style:style style:name="T80" style:family="text">
      <style:text-properties fo:color="#2a6099" loext:opacity="100%"/>
    </style:style>
    <style:style style:name="T81" style:family="text">
      <style:text-properties fo:color="#2a6099" loext:opacity="100%" officeooo:rsid="00490a8d"/>
    </style:style>
    <style:style style:name="T82" style:family="text">
      <style:text-properties fo:color="#2a6099" loext:opacity="100%" officeooo:rsid="003c907e"/>
    </style:style>
    <style:style style:name="T83" style:family="text">
      <style:text-properties officeooo:rsid="006677f2"/>
    </style:style>
    <style:style style:name="T84" style:family="text">
      <style:text-properties fo:color="#ff0000" loext:opacity="100%"/>
    </style:style>
    <style:style style:name="T85" style:family="text">
      <style:text-properties fo:color="#ff0000" loext:opacity="100%" fo:font-weight="bold" style:font-weight-asian="bold" style:font-weight-complex="bold"/>
    </style:style>
    <style:style style:name="T86" style:family="text">
      <style:text-properties fo:color="#ff0000" loext:opacity="100%" officeooo:rsid="003aa6f6"/>
    </style:style>
    <style:style style:name="T87" style:family="text">
      <style:text-properties officeooo:rsid="0073d347"/>
    </style:style>
    <style:style style:name="T88" style:family="text">
      <style:text-properties officeooo:rsid="0077ea15"/>
    </style:style>
    <style:style style:name="T89" style:family="text">
      <style:text-properties officeooo:rsid="00794783"/>
    </style:style>
    <style:style style:name="T90" style:family="text">
      <style:text-properties fo:color="#00a933" loext:opacity="100%" officeooo:rsid="003c907e"/>
    </style:style>
    <style:style style:name="T91" style:family="text">
      <style:text-properties officeooo:rsid="007ca922"/>
    </style:style>
    <style:style style:name="T92" style:family="text">
      <style:text-properties officeooo:rsid="007e8a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Появился <text:span text:style-name="T3">html</text:span> в 1994 с версии 2.0. В настоящее время последняя версия <text:span text:style-name="T3">html</text:span> 5.3 и состоит язык <text:span text:style-name="T1">из открывающих и закрывающих тегов</text:span></text:p>
      <text:p text:style-name="P3">Раздел <text:span text:style-name="T3">&lt;head&gt;</text:span> содержит в основном техническую информацию</text:p>
      <text:p text:style-name="P3"><text:tab/><text:span text:style-name="T3">Семантическое ядро</text:span> — встречается при настройке рекламы, а именно — отображения сайта в топах по запросам</text:p>
      <text:p text:style-name="P3"><text:tab/>Тег <text:span text:style-name="T3">&lt;title</text:span><text:span text:style-name="T4">&gt;</text:span> — должен содержать не более 60 символов</text:p>
      <text:p text:style-name="P3"><text:tab/>Тег <text:span text:style-name="T3">&lt;body&gt;</text:span> - основная часть документа</text:p>
      <text:p text:style-name="P3"><text:tab/>В html версии 5 если нет тега <text:span text:style-name="T3">&lt;body&gt;</text:span> содержимое будет отображаться, но гарантий нет</text:p>
      <text:p text:style-name="P3"><text:tab/>Тег <text:span text:style-name="T3">&lt;div&gt;</text:span> — контейнер, универсальный блочный элемент и используется для блочной верстки. Она позиционируется абсолютно (крайний верхний левый угол страницы, что структурно для каждого элемента блочного типа)</text:p>
      <text:p text:style-name="P2"><text:span text:style-name="T40"><text:tab/></text:span><text:span text:style-name="T41">Основной тег таблицы — </text:span><text:span text:style-name="T42">&lt;table&gt;</text:span><text:span text:style-name="T41">, </text:span><text:span text:style-name="T42">&lt;tr&gt;</text:span><text:span text:style-name="T41"> — строка, </text:span><text:span text:style-name="T42">&lt;td&gt;</text:span><text:span text:style-name="T41"> - ячейка </text:span><text:span text:style-name="T43">(</text:span><text:span text:style-name="T3">TR - table row</text:span>, строка таблицы, <text:span text:style-name="T3">TD - table data</text:span>, данные таблицы<text:span text:style-name="T43">)</text:span></text:p>
      <text:p text:style-name="P12"><text:span text:style-name="T3">border</text:span> — параметр границ таблицы (можно прописать внутри тега <text:span text:style-name="T3">&lt;table&gt;</text:span> (как и внутри многих других тегов)). Длину проще подключать в процентах для удобства использования и отображения в различных браузерах. Для закрепления длинны ячеек её нужно записать внутри тега <text:span text:style-name="T3">&lt;td&gt;</text:span> — <text:span text:style-name="T3">width = «50%»</text:span>. Процент должен быть целым числом, а иначе браузер все равно преобразует его в целое число. Тег <text:span text:style-name="T3">&lt;br&gt;</text:span> - перенос текста на новую строку. Не требует закрывающего тега и вставляется в то место где нужен перенос</text:p>
      <text:p text:style-name="P12"><text:tab/>Высоту любого объекта лучше задавать автоматическую (<text:span text:style-name="T3">height = «auto»</text:span>)</text:p>
      <text:p text:style-name="P12"><text:tab/><text:span text:style-name="T2">Тег </text:span><text:span text:style-name="T5">&lt;p&gt;</text:span><text:span text:style-name="T2">- текст блочного типа. По умолчанию использует Times New Roman. </text:span></text:p>
      <text:p text:style-name="P3"><text:tab/><text:span text:style-name="T33">Тег </text:span><text:span text:style-name="T4">&lt;h1&gt;</text:span><text:span text:style-name="T33"> — заглавный текст 1 типа </text:span><text:span text:style-name="T44">(как заголовок в ворде)</text:span></text:p>
      <text:p text:style-name="P3"><text:tab/><text:span text:style-name="T33">Для задания </text:span><text:span text:style-name="T34">шрифта</text:span><text:span text:style-name="T33"> текста используется параметр </text:span><text:span text:style-name="T4">font</text:span><text:span text:style-name="T33">= «…» и браузер будет брать первый, который сможет взять из списка указанных в коде</text:span></text:p>
      <text:p text:style-name="P3"><text:tab/><text:span text:style-name="T33">Есть кодировки «безопасных» цветов. Для их использования обязательно нужно использовать символ решетки. </text:span><text:span text:style-name="T56">Можно и через английское слово (</text:span><text:span text:style-name="T82">blue</text:span><text:span text:style-name="T56">, </text:span><text:span text:style-name="T90">green</text:span><text:span text:style-name="T56"> и т.д)</text:span></text:p>
      <text:p text:style-name="P4"><text:tab/><text:span text:style-name="T34">Для изменения текста внутри кода </text:span><text:span text:style-name="T6">html</text:span><text:span text:style-name="T34"> используется тег </text:span><text:span text:style-name="T7">&lt;font&gt;</text:span><text:span text:style-name="T34">. Проценты размера текста будут зависеть от размера пикселя от шрифта. </text:span><text:span text:style-name="T35">Но в документации VS Code говорится, что скоро тег не будет более использоваться(</text:span></text:p>
      <text:p text:style-name="P4"><text:tab/><text:span text:style-name="T35">Для вставки картинок используется тег </text:span><text:span text:style-name="T8">&lt;img src=“/.../...“&gt;</text:span><text:span text:style-name="T35"> . Можно не использовать src, но тогда файл должен находиться с кодом в одной директории</text:span></text:p>
      <text:p text:style-name="P4"><text:tab/><text:span text:style-name="T36">Для позиционирования по горизонтали тег </text:span><text:span text:style-name="T9">align</text:span><text:span text:style-name="T36">, </text:span><text:span text:style-name="T9">valign</text:span><text:span text:style-name="T36"> — для позиционирования по вертикали</text:span></text:p>
      <text:p text:style-name="P4"><text:tab/><text:span text:style-name="T3">&lt;!--...--&gt;</text:span> - <text:span text:style-name="T37">для задания комментариев</text:span></text:p>
      <text:p text:style-name="P13"><text:tab/><text:span text:style-name="T3">colspan</text:span> — <text:span text:style-name="T88">о</text:span>бъединение по горизонтали</text:p>
      <text:p text:style-name="P13"><text:tab/><text:span text:style-name="T3">rowspan</text:span> — объединение по вертикали</text:p>
      <text:p text:style-name="P5"><text:tab/>И использовались эти методы во времена <text:span text:style-name="T3">html</text:span> 2.0 и в наше время не применяется</text:p>
      <text:p text:style-name="P5"><text:tab/><text:span text:style-name="T38">Значок сайта во вкладке загружается через тег </text:span><text:span text:style-name="T10">&lt;img&gt;</text:span><text:span text:style-name="T38"> внутри </text:span><text:span text:style-name="T10">&lt;head&gt;</text:span><text:span text:style-name="T38"> с размерами 16 на 16 пикселем и форматом </text:span><text:span text:style-name="T10">.ico</text:span></text:p>
      <text:p text:style-name="P5"><text:span text:style-name="T10"><text:tab/></text:span><text:span text:style-name="T39">Любой </text:span><text:span text:style-name="T11">тег</text:span><text:span text:style-name="T39"> — это объект со своими параметрами (например высота, ширина и т.д). </text:span></text:p>
      <text:p text:style-name="P4"><text:tab/><text:span text:style-name="T45">Листы стилей (или файл </text:span><text:span text:style-name="T12">.CSS</text:span><text:span text:style-name="T45">) нужны для применения на огромном количестве страниц сайта одинаковые стили</text:span></text:p>
      <text:p text:style-name="P4"><text:tab/> <text:s text:c="2"/><text:span text:style-name="T3">&lt;</text:span><text:span text:style-name="T13">iframe&gt;</text:span><text:span text:style-name="T46"> — позволяет открывать внутри определенного места </text:span><text:span text:style-name="T72">на странице</text:span><text:span text:style-name="T46"> другие страницы или видео/пдф файлы. </text:span><text:span text:style-name="T47">Как пример в гугл картах можно выбрать интересное место, выделить код и встроить этот код себе на страничку </text:span><text:span text:style-name="T69">и там-же настроить её</text:span></text:p>
      <text:p text:style-name="P4"><text:tab/><text:span text:style-name="T48">Для подключения </text:span><text:span text:style-name="T14">CSS</text:span><text:span text:style-name="T48"> файла нужно со</text:span><text:span text:style-name="T73">з</text:span><text:span text:style-name="T48">дать файл с расширением </text:span><text:span text:style-name="T14">.CSS</text:span><text:span text:style-name="T48"> и поместить в одну директорию с файлом </text:span><text:span text:style-name="T14">html</text:span><text:span text:style-name="T48">, а далее в теге </text:span><text:span text:style-name="T14">&lt;head&gt;</text:span><text:span text:style-name="T48"> нужно разместить следующий код:</text:span></text:p>
      <text:p text:style-name="P10">&lt;<text:span text:style-name="T48">link rel = «stylesheet» type = «text.css» href = «main.css»</text:span>&gt;</text:p>
      <text:p text:style-name="P4"><text:soft-page-break/><text:tab/><text:span text:style-name="T49">Все классы в </text:span><text:span text:style-name="T15">CSS</text:span><text:span text:style-name="T49"> начинаются с . но в </text:span><text:span text:style-name="T15">html</text:span><text:span text:style-name="T49"> указываются уже без неё. Названия у классов могут быть любыми, но желательно их делать логически понятными</text:span></text:p>
      <text:p text:style-name="P4"><text:tab/><text:span text:style-name="T49">В </text:span><text:span text:style-name="T15">CSS</text:span><text:span text:style-name="T49"> для ком</text:span><text:span text:style-name="T50">м</text:span><text:span text:style-name="T49">ентарием </text:span><text:span text:style-name="T50">и</text:span><text:span text:style-name="T49">спользуется </text:span><text:span text:style-name="T74">/* следующая штука */</text:span></text:p>
      <text:p text:style-name="P4"><text:tab/><text:span text:style-name="T51">В </text:span><text:span text:style-name="T16">CSS</text:span><text:span text:style-name="T51"> для контура используется </text:span><text:span text:style-name="T16">border: solid 1px</text:span><text:span text:style-name="T51">, где </text:span><text:span text:style-name="T16">solid</text:span><text:span text:style-name="T51"> — тип контура, а 1px размер контура</text:span></text:p>
      <text:p text:style-name="P4"><text:tab/><text:span text:style-name="T16">border-right-color:black;</text:span><text:span text:style-name="T51"> - для задания цвета контура можно и без параметра </text:span><text:span text:style-name="T16">right</text:span><text:span text:style-name="T51">)</text:span></text:p>
      <text:p text:style-name="P4"><text:tab/><text:span text:style-name="T51">У атрибута </text:span><text:span text:style-name="T16">border</text:span><text:span text:style-name="T51"> огромное количес</text:span><text:span text:style-name="T91">т</text:span><text:span text:style-name="T51">во параметров. Можно открыть </text:span><text:span text:style-name="T16">VS Code</text:span><text:span text:style-name="T51"> и поч</text:span><text:span text:style-name="T75">итать</text:span><text:span text:style-name="T51">, что вам предложит </text:span><text:span text:style-name="T16">intellisens</text:span><text:span text:style-name="T17">e</text:span></text:p>
      <text:p text:style-name="P4"><text:tab/><text:span text:style-name="T18">border-radius: 15px;</text:span><text:span text:style-name="T52"> - это радиус контура по углам </text:span></text:p>
      <text:p text:style-name="P4"><text:tab/><text:span text:style-name="T53">ПС, если поставить его 100% - то скорее всего у вас получится овал из-за изначальной «квадратности» объектов</text:span></text:p>
      <text:p text:style-name="P4"><text:tab/><text:span text:style-name="T54">Для указания цвета фона используется </text:span><text:span text:style-name="T19">background-color: blue;</text:span></text:p>
      <text:p text:style-name="P4"><text:tab/><text:span text:style-name="T54">Для указания стиля шрифта используется </text:span><text:span text:style-name="T19">font</text:span><text:span text:style-name="T54">-… и можно также посмотреть что пр</text:span><text:span text:style-name="T92">е</text:span><text:span text:style-name="T54">дложит </text:span><text:span text:style-name="T19">VS Code</text:span></text:p>
      <text:p text:style-name="P4"><text:tab/><text:span text:style-name="T19">transition</text:span><text:span text:style-name="T54"> — можно использовать для «з</text:span><text:span text:style-name="T76">а</text:span><text:span text:style-name="T54">медления» отображения либо чего-то подобного</text:span></text:p>
      <text:p text:style-name="P4"><text:tab/><text:span text:style-name="T19">a:link</text:span><text:span text:style-name="T77">{</text:span></text:p>
      <text:p text:style-name="P4"><text:tab/><text:span text:style-name="T56">Общий стиль ссылок. </text:span><text:span text:style-name="T68">Можно конечно и таким образом стилизовать все ссылки, а можно и стилизовать каждую ссылку. Например:</text:span></text:p>
      <text:p text:style-name="P4"><text:tab/><text:span text:style-name="T68">У нас уже есть </text:span><text:span text:style-name="T20">&lt;div class = «example»&gt;</text:span><text:span text:style-name="T68"> и внутри есть какая-то ссылк</text:span><text:span text:style-name="T83">а.</text:span><text:span text:style-name="T68"> </text:span><text:span text:style-name="T83">Д</text:span><text:span text:style-name="T68">ля стилизации ссылок для конкретного </text:span><text:span text:style-name="T20">div</text:span></text:p>
      <text:p text:style-name="P4"><text:tab/><text:tab/><text:span text:style-name="T3">.</text:span><text:span text:style-name="T20">example a</text:span><text:span text:style-name="T68"> </text:span><text:span text:style-name="T81">{</text:span></text:p>
      <text:p text:style-name="P4"><text:tab/><text:tab/><text:span text:style-name="T68">Стили ссылок именно для </text:span><text:span text:style-name="T20">example</text:span><text:span text:style-name="T68"> <text:s text:c="3"/></text:span></text:p>
      <text:p text:style-name="P9"><text:tab/><text:span text:style-name="T80">}</text:span></text:p>
      <text:p text:style-name="P14">}</text:p>
      <text:p text:style-name="P6"/>
      <text:p text:style-name="P6"><text:tab/><text:span text:style-name="T3">a:visited</text:span> <text:span text:style-name="T84">{</text:span></text:p>
      <text:p text:style-name="P6"><text:tab/><text:span text:style-name="T56">Стиль посещенной ссылки</text:span></text:p>
      <text:p text:style-name="P15">}</text:p>
      <text:p text:style-name="P6"/>
      <text:p text:style-name="P6"><text:tab/><text:span text:style-name="T3">a:hover</text:span> <text:span text:style-name="T84">{</text:span></text:p>
      <text:p text:style-name="P6"><text:tab/>При работе с наведением на ссылку. Сделает плавное появление ссылки при наведении</text:p>
      <text:p text:style-name="P6"><text:tab/><text:span text:style-name="T3">transition: 1s;</text:span></text:p>
      <text:p text:style-name="P15">}</text:p>
      <text:p text:style-name="P6"><text:tab/><text:span text:style-name="T3">a:active</text:span> <text:span text:style-name="T85">{</text:span></text:p>
      <text:p text:style-name="P6"><text:tab/><text:span text:style-name="T56">Стиль активной ссылки</text:span></text:p>
      <text:p text:style-name="P16">}</text:p>
      <text:p text:style-name="P6"/>
      <text:p text:style-name="P6"><text:tab/><text:span text:style-name="T21">a:before</text:span><text:span text:style-name="T55"> </text:span><text:span text:style-name="T86">{</text:span></text:p>
      <text:p text:style-name="P6"><text:tab/><text:span text:style-name="T55">Отображает то, что </text:span><text:span text:style-name="T66">находится</text:span><text:span text:style-name="T55"> до </text:span><text:span text:style-name="T66">какого-то элемента</text:span></text:p>
      <text:p text:style-name="P6"><text:tab/><text:span text:style-name="T22">content: «...»;</text:span><text:span text:style-name="T67"> - вывод некопируемого текста</text:span></text:p>
      <text:p text:style-name="P17">}</text:p>
      <text:p text:style-name="P8"/>
      <text:p text:style-name="P8"><text:tab/><text:span text:style-name="T3">a:after</text:span> <text:span text:style-name="T84">{</text:span></text:p>
      <text:p text:style-name="P8"><text:tab/>Отображает то, что <text:span text:style-name="T66">находится</text:span> после <text:span text:style-name="T66">какого-то элемента</text:span></text:p>
      <text:p text:style-name="P7"><text:span text:style-name="T67"><text:tab/></text:span><text:span text:style-name="T22">content: «...»; </text:span><text:span text:style-name="T67">- вывод некопируемого текста</text:span></text:p>
      <text:p text:style-name="P8"><text:span text:style-name="T84">}</text:span><text:tab/></text:p>
      <text:p text:style-name="P8"><text:tab/><text:span text:style-name="T56">Для отображения цвета лучше всего использовать не «безопасные» цвета, а </text:span><text:span text:style-name="T23">rgb(0.0.0);</text:span></text:p>
      <text:p text:style-name="P8"><text:tab/><text:span text:style-name="T3">&lt;</text:span><text:span text:style-name="T23">span</text:span><text:span text:style-name="T3">&gt;</text:span> <text:span text:style-name="T56">можно использовать как заменитель других тегов (допустим когда другие закончились, а стилизовать текст еще как-то нужно)</text:span></text:p>
      <text:p text:style-name="P8"><text:soft-page-break/><text:tab/><text:span text:style-name="T3">&lt;</text:span><text:span text:style-name="T24">div class = «...»&gt;</text:span><text:span text:style-name="T57"> нужен для стилизации определенного участка кода. Указанный в </text:span><text:span text:style-name="T24">div</text:span><text:span text:style-name="T57"> класс далее можно будет стилизовать в CSS.</text:span></text:p>
      <text:p text:style-name="P8"><text:tab/><text:span text:style-name="T57">В фон можно встраивать не только цвет, но и картинку. В </text:span><text:span text:style-name="T24">css</text:span><text:span text:style-name="T57"> </text:span><text:span text:style-name="T62">э</text:span><text:span text:style-name="T57">то выгля</text:span><text:span text:style-name="T63">д</text:span><text:span text:style-name="T57">ит так </text:span><text:span text:style-name="T24">backgroud-image: url(…);</text:span><text:span text:style-name="T57"> </text:span><text:span text:style-name="T58">и по умолчанию </text:span><text:span text:style-name="T25">background</text:span><text:span text:style-name="T58"> старается занять всю площадь объекта и для того, что картинки не дублировались можно поставить свойство </text:span><text:span text:style-name="T25">backgroun</text:span><text:span text:style-name="T26">d</text:span><text:span text:style-name="T25">-repeat:no-repeat;</text:span><text:span text:style-name="T58"> </text:span><text:span text:style-name="T59">можно и указать размер фона через </text:span><text:span text:style-name="T27">background-size:75%;</text:span><text:span text:style-name="T59"> и еще куча других свойств, которые можно будет найти в </text:span><text:span text:style-name="T27">intellisens</text:span><text:span text:style-name="T28">e</text:span><text:span text:style-name="T27"> VS Code</text:span><text:span text:style-name="T59"> </text:span></text:p>
      <text:p text:style-name="P8"><text:tab/><text:span text:style-name="T29">float</text:span><text:span text:style-name="T60"> — обтекание текста. Допустим </text:span><text:span text:style-name="T29">float:left;</text:span><text:span text:style-name="T60"> - Элемент будет прижат к левому краю и весь текст будет обтекать его, а наследование будет идет от родительского элемента</text:span></text:p>
      <text:p text:style-name="P8"><text:tab/><text:span text:style-name="T29">margin</text:span><text:span text:style-name="T60"> — отступ между объектами от родительского элемента</text:span></text:p>
      <text:p text:style-name="P8"><text:tab/><text:span text:style-name="T30">display:block;</text:span><text:span text:style-name="T61"> нужен для указания «блочности» элемента </text:span><text:span text:style-name="T65">и благодаря этому элементы, которые находятся рядом друг с другом так и будут находиться</text:span></text:p>
      <text:p text:style-name="P8"><text:tab/><text:span text:style-name="T70">Псевдокласс — по сути нужен для задания дополнительных параметров. Например </text:span><text:span text:style-name="T31">:hover, :before, :</text:span><text:span text:style-name="T32">target</text:span></text:p>
      <text:p text:style-name="P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Arial, Helvetica, 'Arial Unicode MS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36cm" style:type="center"/>
          <style:tab-stop style:position="19.07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36cm" style:type="center"/>
          <style:tab-stop style:position="19.07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fo:font-weight="bold" officeooo:rsid="007851ab" officeooo:paragraph-rsid="007851ab" style:font-size-asian="24pt" style:font-weight-asian="bold" style:font-size-complex="2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1.081cm" fo:margin-right="0.8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Основы I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8:59:22.457428766</meta:creation-date>
    <dc:date>2023-10-04T21:10:55.503809253</dc:date>
    <meta:editing-duration>PT3H13M55S</meta:editing-duration>
    <meta:editing-cycles>103</meta:editing-cycles>
    <meta:generator>LibreOffice/7.3.7.2$Linux_X86_64 LibreOffice_project/30$Build-2</meta:generator>
    <meta:document-statistic meta:table-count="0" meta:image-count="0" meta:object-count="0" meta:page-count="3" meta:paragraph-count="72" meta:word-count="891" meta:character-count="5989" meta:non-whitespace-character-count="5076"/>
  </office:meta>
</office:document-meta>
</file>